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LogCircularDependencyStrategy.handleCircularDependency( ModuleRevisionId [ ] mrid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LogCircularDependencyStrategy.getCircularDependencyId( ModuleRevisionId [ ] mrid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LogCircularDependencyStrategy.AbstractLogCircularDependencyStrateg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